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0e7f6f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64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64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64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64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64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64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64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64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64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64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64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64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<text:span text:style-name="T1">s</text:span>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<text:span text:style-name="T1">s</text:span>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text:tab/><text:tab/>S1-311 zwV 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3:39.142008953</dc:date>
    <dc:creator>Stefan Meyer</dc:creator>
    <meta:editing-duration>PT4H24M42S</meta:editing-duration>
    <meta:editing-cycles>53</meta:editing-cycles>
    <meta:document-statistic meta:table-count="2" meta:image-count="0" meta:object-count="0" meta:page-count="1" meta:paragraph-count="71" meta:word-count="36" meta:character-count="367" meta:non-whitespace-character-count="342"/>
  </office:meta>
</office:document-meta>
</file>